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872in" svg:height="8.0736in" svg:x="0in" svg:y="3.2449in">
            <draw:object draw:notify-on-update-of-ranges="Sheet1.A1:Sheet1.A1 Sheet1.A2:Sheet1.A17 Sheet1.B1:Sheet1.B1 Sheet1.B2:Sheet1.B17 Sheet1.A1:Sheet1.A1 Sheet1.A2:Sheet1.A17 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9358in" svg:height="7.9846in" svg:x="6.9969in" svg:y="3.2445in">
            <draw:object draw:notify-on-update-of-ranges="Sheet1.A1:Sheet1.A1 Sheet1.E2:Sheet1.E18 Sheet1.E1:Sheet1.E1 Sheet1.A2:Sheet1.A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F</text:p>
          </table:table-cell>
          <table:table-cell office:value-type="string" calcext:value-type="string">
            <text:p>Ramazon</text:p>
          </table:table-cell>
          <table:table-cell office:value-type="string" calcext:value-type="string">
            <text:p>Rmine</text:p>
          </table:table-cell>
          <table:table-cell office:value-type="string" calcext:value-type="string">
            <text:p>Predicted V with 4.7k resistor</text:p>
          </table:table-cell>
          <table:table-cell office:value-type="string" calcext:value-type="string">
            <text:p>Predicted analogRead with 4.7k resistor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50.41" calcext:value-type="float">
            <text:p>50.41</text:p>
          </table:table-cell>
          <table:table-cell table:formula="of:=5 * [.C3]*1000/(4700+[.C3]*1000)" office:value-type="float" office:value="4.57358011250227" calcext:value-type="float">
            <text:p>4.57358011250227</text:p>
          </table:table-cell>
          <table:table-cell table:formula="of:=[.D3]*(1024/5)" office:value-type="float" office:value="936.669207040464" calcext:value-type="float">
            <text:p>936.669207040464</text:p>
          </table:table-cell>
          <table:table-cell table:number-columns-repeated="2"/>
        </table:table-row>
        <table:table-row table:style-name="ro1">
          <table:table-cell office:value-type="float" office:value="87.08" calcext:value-type="float">
            <text:p>87.08</text:p>
          </table:table-cell>
          <table:table-cell/>
          <table:table-cell office:value-type="float" office:value="41.256" calcext:value-type="float">
            <text:p>41.256</text:p>
          </table:table-cell>
          <table:table-cell table:formula="of:=5 * [.C4]*1000/(4700+[.C4]*1000)" office:value-type="float" office:value="4.48864130907825" calcext:value-type="float">
            <text:p>4.48864130907825</text:p>
          </table:table-cell>
          <table:table-cell table:formula="of:=[.D4]*(1024/5)" office:value-type="float" office:value="919.273740099225" calcext:value-type="float">
            <text:p>919.2737400992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Amazon: <text:a xlink:href="https://www.amazon.com/dp/B0771KB6FN?psc=1&amp;ref=ppx_yo2ov_dt_b_product_details" xlink:type="simple">https://www.amazon.com/dp/B0771KB6FN?psc=1&amp;ref=ppx_yo2ov_dt_b_product_details</text:a></text:p>
          </table:table-cell>
        </table:table-row>
        <table:table-row table:style-name="ro1">
          <table:table-cell office:value-type="float" office:value="102.38" calcext:value-type="float">
            <text:p>102.38</text:p>
          </table:table-cell>
          <table:table-cell/>
          <table:table-cell office:value-type="float" office:value="28.473" calcext:value-type="float">
            <text:p>28.473</text:p>
          </table:table-cell>
          <table:table-cell table:formula="of:=5 * [.C6]*1000/(4700+[.C6]*1000)" office:value-type="float" office:value="4.29159256021463" calcext:value-type="float">
            <text:p>4.29159256021463</text:p>
          </table:table-cell>
          <table:table-cell table:formula="of:=[.D6]*(1024/5)" office:value-type="float" office:value="878.918156331957" calcext:value-type="float">
            <text:p>878.91815633195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24.52" calcext:value-type="float">
            <text:p>124.52</text:p>
          </table:table-cell>
          <table:table-cell/>
          <table:table-cell office:value-type="float" office:value="16.762" calcext:value-type="float">
            <text:p>16.762</text:p>
          </table:table-cell>
          <table:table-cell table:formula="of:=5 * [.C9]*1000/(4700+[.C9]*1000)" office:value-type="float" office:value="3.90504146864225" calcext:value-type="float">
            <text:p>3.90504146864225</text:p>
          </table:table-cell>
          <table:table-cell table:formula="of:=[.D9]*(1024/5)" office:value-type="float" office:value="799.752492777933" calcext:value-type="float">
            <text:p>799.75249277793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53.86" calcext:value-type="float">
            <text:p>153.86</text:p>
          </table:table-cell>
          <table:table-cell/>
          <table:table-cell office:value-type="float" office:value="9.225" calcext:value-type="float">
            <text:p>9.225</text:p>
          </table:table-cell>
          <table:table-cell table:formula="of:=5 * [.C11]*1000/(4700+[.C11]*1000)" office:value-type="float" office:value="3.31238779174147" calcext:value-type="float">
            <text:p>3.31238779174147</text:p>
          </table:table-cell>
          <table:table-cell table:formula="of:=[.D11]*(1024/5)" office:value-type="float" office:value="678.377019748654" calcext:value-type="float">
            <text:p>678.37701974865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.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3" calcext:value-type="float">
            <text:p>5.3</text:p>
          </table:table-cell>
          <table:table-cell table:number-columns-repeated="5"/>
        </table:table-row>
        <table:table-row table:style-name="ro1">
          <table:table-cell office:value-type="float" office:value="188.6" calcext:value-type="float">
            <text:p>188.6</text:p>
          </table:table-cell>
          <table:table-cell/>
          <table:table-cell office:value-type="float" office:value="5.23" calcext:value-type="float">
            <text:p>5.23</text:p>
          </table:table-cell>
          <table:table-cell table:formula="of:=5 * [.C14]*1000/(4700+[.C14]*1000)" office:value-type="float" office:value="2.63343403826788" calcext:value-type="float">
            <text:p>2.63343403826788</text:p>
          </table:table-cell>
          <table:table-cell table:formula="of:=[.D14]*(1024/5)" office:value-type="float" office:value="539.327291037261" calcext:value-type="float">
            <text:p>539.32729103726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6" calcext:value-type="float">
            <text:p>3.6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float" office:value="221.9" calcext:value-type="float">
            <text:p>221.9</text:p>
          </table:table-cell>
          <table:table-cell/>
          <table:table-cell office:value-type="float" office:value="2.67" calcext:value-type="float">
            <text:p>2.67</text:p>
          </table:table-cell>
          <table:table-cell table:formula="of:=5 * [.C17]*1000/(4700+[.C17]*1000)" office:value-type="float" office:value="1.81139755766621" calcext:value-type="float">
            <text:p>1.81139755766621</text:p>
          </table:table-cell>
          <table:table-cell table:formula="of:=[.D17]*(1024/5)" office:value-type="float" office:value="370.974219810041" calcext:value-type="float">
            <text:p>370.97421981004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20:48:31.822003164</meta:creation-date>
    <dc:date>2022-07-08T01:18:17.405550282</dc:date>
    <meta:editing-duration>PT28M32S</meta:editing-duration>
    <meta:editing-cycles>7</meta:editing-cycles>
    <meta:generator>LibreOffice/6.4.7.2$Linux_X86_64 LibreOffice_project/40$Build-2</meta:generator>
    <meta:document-statistic meta:table-count="1" meta:cell-count="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56cm" svg:height="20.508cm" xlink:href=".." xlink:type="simple" chart:class="chart:scatter" chart:style-name="ch1">
        <chart:title svg:x="5.47cm" svg:y="0.546cm" chart:style-name="ch2">
          <text:p>My readings vs. Amazon review</text:p>
        </chart:title>
        <chart:legend chart:legend-position="end" svg:x="14.657cm" svg:y="9.706cm" style:legend-expansion="high" chart:style-name="ch3"/>
        <chart:plot-area chart:style-name="ch4" table:cell-range-address="Sheet1.A1:Sheet1.C17" chart:data-source-has-labels="row" svg:x="1.36cm" svg:y="1.735cm" svg:width="12.948cm" svg:height="17.382cm">
          <chartooo:coordinate-region svg:x="1.981cm" svg:y="1.934cm" svg:width="12.047cm" svg:height="16.536cm"/>
          <chart:axis chart:dimension="x" chart:name="primary-x" chart:style-name="ch5">
            <chart:title svg:x="7.234cm" svg:y="19.527cm" chart:style-name="ch6">
              <text:p>Temp F</text:p>
            </chart:title>
          </chart:axis>
          <chart:axis chart:dimension="y" chart:name="primary-y" chart:style-name="ch5">
            <chart:title svg:x="0.451cm" svg:y="10.907cm" chart:style-name="ch7">
              <text:p>kOhm</text:p>
            </chart:title>
            <chart:grid chart:style-name="ch8" chart:class="major"/>
          </chart:axis>
          <chart:series chart:style-name="ch9" chart:values-cell-range-address="Sheet1.B2:Sheet1.B17" chart:label-cell-address="Sheet1.B1:Sheet1.B1" chart:class="chart:scatter">
            <chart:domain table:cell-range-address="Sheet1.A2:Sheet1.A17"/>
            <chart:data-point chart:repeated="16"/>
          </chart:series>
          <chart:series chart:style-name="ch10" chart:values-cell-range-address="Sheet1.C2:Sheet1.C17" chart:label-cell-address="Sheet1.C1:Sheet1.C1" chart:class="chart:scatter">
            <chart:data-point chart:repeated="4"/>
            <chart:data-point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mazon</text:p>
                <draw:g>
                  <svg:desc>Sheet1.B1:Sheet1.B1</svg:desc>
                </draw:g>
              </table:table-cell>
              <table:table-cell office:value-type="string">
                <text:p>Rmi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2:Sheet1.A17</svg:desc>
                </draw:g>
              </table:table-cell>
              <table:table-cell office:value-type="float" office:value="74">
                <text:p>74</text:p>
                <draw:g>
                  <svg:desc>Sheet1.B2:Sheet1.B17</svg:desc>
                </draw:g>
              </table:table-cell>
              <table:table-cell office:value-type="float" office:value="NaN">
                <text:p>NaN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.08">
                <text:p>87.08</text:p>
              </table:table-cell>
              <table:table-cell office:value-type="float" office:value="NaN">
                <text:p>NaN</text:p>
              </table:table-cell>
              <table:table-cell office:value-type="float" office:value="41.256">
                <text:p>41.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38">
                <text:p>102.38</text:p>
              </table:table-cell>
              <table:table-cell office:value-type="float" office:value="NaN">
                <text:p>NaN</text:p>
              </table:table-cell>
              <table:table-cell office:value-type="float" office:value="28.473">
                <text:p>28.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.52">
                <text:p>124.52</text:p>
              </table:table-cell>
              <table:table-cell office:value-type="float" office:value="NaN">
                <text:p>NaN</text:p>
              </table:table-cell>
              <table:table-cell office:value-type="float" office:value="16.762">
                <text:p>16.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.86">
                <text:p>153.86</text:p>
              </table:table-cell>
              <table:table-cell office:value-type="float" office:value="NaN">
                <text:p>NaN</text:p>
              </table:table-cell>
              <table:table-cell office:value-type="float" office:value="9.225">
                <text:p>9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.6">
                <text:p>188.6</text:p>
              </table:table-cell>
              <table:table-cell office:value-type="float" office:value="NaN">
                <text:p>NaN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.9">
                <text:p>221.9</text:p>
              </table:table-cell>
              <table:table-cell office:value-type="float" office:value="NaN">
                <text:p>NaN</text:p>
              </table:table-cell>
              <table:table-cell office:value-type="float" office:value="2.67">
                <text:p>2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2" style:family="chart">
      <style:text-properties fo:font-size="12pt"/>
    </style:style>
    <style:style style:name="ch13" style:family="chart">
      <style:chart-properties chart:solid-type="cuboid" chart:symbol-type="named-symbol" chart:symbol-name="arrow-up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38cm" svg:height="20.282cm" xlink:href=".." xlink:type="simple" chart:class="chart:scatter" chart:style-name="ch1">
        <chart:title svg:x="10.353cm" svg:y="0.541cm" chart:style-name="ch2">
          <text:p>analogRead() vs temp</text:p>
        </chart:title>
        <chart:subtitle svg:x="11.623cm" svg:y="1.725cm" chart:style-name="ch3">
          <text:p>(predicted)</text:p>
        </chart:subtitle>
        <chart:legend chart:legend-position="end" svg:x="16.644cm" svg:y="9.394cm" style:legend-expansion="high" chart:style-name="ch4"/>
        <chart:plot-area chart:style-name="ch5" table:cell-range-address="Sheet1.A1:Sheet1.A18 Sheet1.E1:Sheet1.E18" chart:data-source-has-labels="row" svg:x="1.515cm" svg:y="2.813cm" svg:width="14.625cm" svg:height="16.083cm">
          <chartooo:coordinate-region svg:x="2.322cm" svg:y="3.012cm" svg:width="13.445cm" svg:height="15.237cm"/>
          <chart:axis chart:dimension="x" chart:name="primary-x" chart:style-name="ch6">
            <chart:title svg:x="7.764cm" svg:y="19.301cm" chart:style-name="ch7">
              <text:p>analogRead()</text:p>
            </chart:title>
          </chart:axis>
          <chart:axis chart:dimension="y" chart:name="primary-y" chart:style-name="ch6">
            <chart:title svg:x="0.451cm" svg:y="11.454cm" chart:style-name="ch8">
              <text:p>Temp F</text:p>
            </chart:title>
            <chart:grid chart:style-name="ch9" chart:class="major"/>
          </chart:axis>
          <chart:series chart:style-name="ch10" chart:values-cell-range-address="Sheet1.A2:Sheet1.A18" chart:label-cell-address="Sheet1.E1:Sheet1.E1" chart:class="chart:scatter">
            <chart:domain table:cell-range-address="Sheet1.E2:Sheet1.E18"/>
            <chart:regression-curve chart:style-name="ch11">
              <chart:equation chart:display-equation="true" chart:display-r-square="false" svg:x="1.977cm" svg:y="16.135cm" chart:style-name="ch12"/>
            </chart:regression-curve>
            <chart:data-point chart:repeated="9"/>
            <chart:data-point chart:style-name="ch13"/>
            <chart:data-point chart:repeated="2"/>
            <chart:data-point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edicted analogRead with 4.7k resisto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2:Sheet1.E18</svg:desc>
                </draw:g>
              </table:table-cell>
              <table:table-cell office:value-type="float" office:value="60">
                <text:p>60</text:p>
                <draw:g>
                  <svg:desc>Sheet1.A2:Sheet1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6.669207040464">
                <text:p>936.6692070404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9.273740099225">
                <text:p>919.273740099225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8.918156331957">
                <text:p>878.918156331957</text:p>
              </table:table-cell>
              <table:table-cell office:value-type="float" office:value="102.38">
                <text:p>102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.752492777933">
                <text:p>799.752492777933</text:p>
              </table:table-cell>
              <table:table-cell office:value-type="float" office:value="124.52">
                <text:p>124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8.377019748654">
                <text:p>678.377019748654</text:p>
              </table:table-cell>
              <table:table-cell office:value-type="float" office:value="153.86">
                <text:p>153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9.327291037261">
                <text:p>539.327291037261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.974219810041">
                <text:p>370.974219810041</text:p>
              </table:table-cell>
              <table:table-cell office:value-type="float" office:value="221.9">
                <text:p>22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